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B81A59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098cm" fo:min-width="1.84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3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fo:min-height="0.802cm"/>
    </style:style>
    <style:style style:name="gr5" style:family="graphic" style:parent-style-name="objectwithoutfill">
      <style:graphic-properties svg:stroke-width="0.04cm" draw:marker-start="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none" fo:min-height="2.219cm"/>
    </style:style>
    <style:style style:name="gr7" style:family="graphic" style:parent-style-name="standard">
      <style:graphic-properties draw:stroke="none" draw:fill="none" fo:min-height="0.415cm"/>
    </style:style>
    <style:style style:name="gr8" style:family="graphic" style:parent-style-name="standard">
      <style:graphic-properties draw:stroke="none" draw:fill="none" fo:min-height="0.35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9.5pt" style:font-size-asian="9.5pt" style:font-size-complex="9.5pt"/>
    </style:style>
    <style:style style:name="P3" style:family="paragraph">
      <style:paragraph-properties fo:text-align="center"/>
      <style:text-properties style:font-name="cmr101" fo:font-size="18pt" style:font-size-asian="18pt" style:font-size-complex="18pt"/>
    </style:style>
    <style:style style:name="P4" style:family="paragraph">
      <style:text-properties style:font-name="cmr10" fo:font-size="9.5pt" style:font-size-asian="9.5pt" style:font-size-complex="9.5pt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font-name="Latin Modern Math" fo:font-size="9.5pt" style:font-size-asian="9.5pt" style:font-size-complex="9.5pt"/>
    </style:style>
    <style:style style:name="T3" style:family="text">
      <style:text-properties style:text-position="0% 100%" style:font-name="Latin Modern Math" fo:font-size="9.5pt" style:font-size-asian="9.5pt" style:font-size-complex="9.5pt"/>
    </style:style>
    <style:style style:name="T4" style:family="text">
      <style:text-properties style:text-position="0% 100%" style:font-name="cmmi10" fo:font-size="9.5pt" style:font-size-asian="9.5pt" style:font-size-complex="9.5pt"/>
    </style:style>
    <style:style style:name="T5" style:family="text">
      <style:text-properties style:text-position="-33% 58%" style:font-name="cmmi10" fo:font-size="9.5pt" style:font-size-asian="9.5pt" style:font-size-complex="9.5pt"/>
    </style:style>
    <style:style style:name="T6" style:family="text">
      <style:text-properties style:text-position="0% 100%" style:font-name="cmr10" fo:font-size="9.5pt" style:font-size-asian="9.5pt" style:font-size-complex="9.5pt"/>
    </style:style>
    <style:style style:name="T7" style:family="text">
      <style:text-properties style:text-position="-33% 58%" style:font-name="cmr10" fo:font-size="9.5pt" style:font-size-asian="9.5pt" style:font-size-complex="9.5pt"/>
    </style:style>
    <style:style style:name="T8" style:family="text">
      <style:text-properties style:text-position="-33% 58%" style:font-name="cmmi1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.6cm" svg:x="4.8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2.6cm" svg:x="0.3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cm" svg:height="1cm" svg:x="0.5cm" svg:y="1.2cm">
          <text:p><text:span text:style-name="T1">Medizinische </text:span><text:span text:style-name="T1"><text:line-break/></text:span><text:span text:style-name="T1">Date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1.4cm" svg:x2="2.7cm" svg:y2="1.4cm">
          <text:p/>
        </draw:line>
        <draw:frame draw:style-name="gr4" draw:text-style-name="P4" draw:layer="layout" svg:width="1.7cm" svg:height="1.052cm" svg:x="0.9cm" svg:y="0.2cm">
          <draw:text-box>
            <text:p><text:span text:style-name="T1">Client</text:span></text:p>
          </draw:text-box>
        </draw:frame>
        <draw:frame draw:style-name="gr4" draw:text-style-name="P4" draw:layer="layout" svg:width="2.1cm" svg:height="1.052cm" svg:x="5.1cm" svg:y="0.2cm">
          <draw:text-box>
            <text:p text:style-name="P1"><text:span text:style-name="T1">Cloud</text:span></text:p>
          </draw:text-box>
        </draw:frame>
        <draw:line draw:style-name="gr5" draw:text-style-name="P3" draw:layer="layout" svg:x1="5cm" svg:y1="2cm" svg:x2="2.7cm" svg:y2="2cm">
          <text:p/>
        </draw:line>
        <draw:custom-shape draw:style-name="gr2" draw:text-style-name="P2" draw:layer="layout" svg:width="2.2cm" svg:height="1cm" svg:x="5cm" svg:y="1.2cm">
          <text:p><text:span text:style-name="T1">Pr</text:span><text:span text:style-name="T2">ä</text:span><text:span text:style-name="T1">diktions-</text:span></text:p>
          <text:p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1.924cm" svg:height="2.469cm" svg:x="0.876cm" svg:y="-0.398cm">
          <draw:text-box>
            <text:p><text:span text:style-name="T3">(</text:span><text:span text:style-name="T4">e</text:span><text:span text:style-name="T5">k </text:span><text:span text:style-name="T6">,</text:span><text:span text:style-name="T4">e</text:span><text:span text:style-name="T5">k</text:span><text:span text:style-name="T7"> </text:span><text:span text:style-name="T3">)</text:span></text:p>
          </draw:text-box>
        </draw:frame>
        <draw:frame draw:style-name="gr7" draw:layer="layout" svg:width="0.825cm" svg:height="0.665cm" svg:x="5.8cm" svg:y="0.535cm">
          <draw:text-box>
            <text:p><text:span text:style-name="T4">e</text:span><text:span text:style-name="T5">k</text:span><text:span text:style-name="T7"> </text:span></text:p>
          </draw:text-box>
        </draw:frame>
        <draw:frame draw:style-name="gr8" draw:text-style-name="P5" draw:layer="layout" svg:width="1.373cm" svg:height="0.6cm" svg:x="6.028cm" svg:y="0.7cm">
          <draw:text-box>
            <text:p><text:span text:style-name="T8">p</text:span></text:p>
          </draw:text-box>
        </draw:frame>
        <draw:frame draw:style-name="gr8" draw:text-style-name="P5" draw:layer="layout" svg:width="1.373cm" svg:height="0.6cm" svg:x="1.228cm" svg:y="0.7cm">
          <draw:text-box>
            <text:p><text:span text:style-name="T8">p <text:s text:c="6"/></text:span></text:p>
          </draw:text-box>
        </draw:frame>
        <draw:frame draw:style-name="gr8" draw:text-style-name="P5" draw:layer="layout" svg:width="1.373cm" svg:height="0.6cm" svg:x="1.601cm" svg:y="0.7cm">
          <draw:text-box>
            <text:p><text:span text:style-name="T8">s</text:span></text:p>
          </draw:text-box>
        </draw:frame>
        <draw:frame draw:style-name="gr4" draw:text-style-name="P4" draw:layer="layout" svg:width="2.4cm" svg:height="1.052cm" svg:x="5cm" svg:y="1.6cm">
          <draw:text-box>
            <text:p><text:span text:style-name="T1">algorithmus</text:span></text:p>
          </draw:text-box>
        </draw:frame>
        <draw:frame draw:style-name="gr9" draw:text-style-name="P1" draw:layer="layout" svg:width="0.396cm" svg:height="0.4cm" svg:x="3.604cm" svg:y="1.5cm">
          <draw:image xlink:href="Pictures/10000201000003E8000003E8B81A59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19T10:54:38.890041394</dc:date>
    <meta:editing-duration>PT1H3M26S</meta:editing-duration>
    <meta:editing-cycles>7</meta:editing-cycles>
    <meta:generator>LibreOffice/4.3.3.2$Linux_X86_64 LibreOffice_project/430m0$Build-2</meta:generator>
    <meta:document-statistic meta:object-count="15"/>
  </office:meta>
</office:document-meta>
</file>